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3965in"/>
    </style:style>
    <style:style style:name="co4" style:family="table-column">
      <style:table-column-properties fo:break-before="auto" style:column-width="1.242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1" table:visibility="collapse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010" table:default-cell-style-name="ce1"/>
        <table:table-row table:style-name="ro1">
          <table:table-cell office:value-type="string" calcext:value-type="string">
            <text:p>Execução 1</text:p>
          </table:table-cell>
          <table:table-cell/>
          <table:table-cell office:value-type="string" calcext:value-type="string">
            <text:p>OPENMP</text:p>
          </table:table-cell>
          <table:table-cell/>
          <table:table-cell office:value-type="string" calcext:value-type="string">
            <text:p>CILK</text:p>
          </table:table-cell>
          <table:table-cell table:number-columns-repeated="2"/>
          <table:table-cell office:value-type="string" calcext:value-type="string">
            <text:p>MÉDIA</text:p>
          </table:table-cell>
          <table:table-cell office:value-type="string" calcext:value-type="string">
            <text:p>OPENMP</text:p>
          </table:table-cell>
          <table:table-cell/>
          <table:table-cell office:value-type="string" calcext:value-type="string">
            <text:p>CILK</text:p>
          </table:table-cell>
          <table:table-cell table:number-columns-repeated="5"/>
          <table:table-cell office:value-type="string" calcext:value-type="string">
            <text:p>Serial</text:p>
          </table:table-cell>
          <table:table-cell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128214" calcext:value-type="float">
            <text:p>4128214</text:p>
          </table:table-cell>
          <table:table-cell/>
          <table:table-cell office:value-type="float" office:value="11829341" calcext:value-type="float">
            <text:p>11829341</text:p>
          </table:table-cell>
          <table:table-cell table:number-columns-repeated="3"/>
          <table:table-cell table:formula="of:=([.C2]+[.C14]+[.C26]+[.C38]+[.C50])/5" office:value-type="float" office:value="4155159.4" calcext:value-type="float">
            <text:p>4155159.4</text:p>
          </table:table-cell>
          <table:table-cell/>
          <table:table-cell table:formula="of:=([.E2]+[.E14]+[.E26]+[.E38]+[.E50])/5" office:value-type="float" office:value="11854883.6" calcext:value-type="float">
            <text:p>11854883.6</text:p>
          </table:table-cell>
          <table:table-cell/>
          <table:table-cell table:formula="of:=[.A2]" office:value-type="float" office:value="1" calcext:value-type="float">
            <text:p>1</text:p>
          </table:table-cell>
          <table:table-cell table:formula="of:=[.I2]/1000000" office:value-type="float" office:value="4.1551594" calcext:value-type="float">
            <text:p>4.1551594</text:p>
          </table:table-cell>
          <table:table-cell table:formula="of:=[.K2]/1000000" office:value-type="float" office:value="11.8548836" calcext:value-type="float">
            <text:p>11.8548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862" calcext:value-type="float">
            <text:p>0.22862</text:p>
          </table:table-cell>
          <table:table-cell table:number-columns-repeated="1006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474767" calcext:value-type="float">
            <text:p>2474767</text:p>
          </table:table-cell>
          <table:table-cell/>
          <table:table-cell office:value-type="float" office:value="10458831" calcext:value-type="float">
            <text:p>10458831</text:p>
          </table:table-cell>
          <table:table-cell table:number-columns-repeated="3"/>
          <table:table-cell table:formula="of:=([.C3]+[.C15]+[.C27]+[.C39]+[.C51])/5" office:value-type="float" office:value="2446012.8" calcext:value-type="float">
            <text:p>2446012.8</text:p>
          </table:table-cell>
          <table:table-cell/>
          <table:table-cell table:formula="of:=([.E3]+[.E15]+[.E27]+[.E39]+[.E51])/5" office:value-type="float" office:value="10405547.8" calcext:value-type="float">
            <text:p>10405547.8</text:p>
          </table:table-cell>
          <table:table-cell/>
          <table:table-cell table:formula="of:=[.A3]" office:value-type="float" office:value="2" calcext:value-type="float">
            <text:p>2</text:p>
          </table:table-cell>
          <table:table-cell table:formula="of:=[.I3]/1000000" office:value-type="float" office:value="2.4460128" calcext:value-type="float">
            <text:p>2.4460128</text:p>
          </table:table-cell>
          <table:table-cell table:formula="of:=[.K3]/1000000" office:value-type="float" office:value="10.4055478" calcext:value-type="float">
            <text:p>10.40554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1851" calcext:value-type="float">
            <text:p>0.21851</text:p>
          </table:table-cell>
          <table:table-cell table:number-columns-repeated="1006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746387" calcext:value-type="float">
            <text:p>1746387</text:p>
          </table:table-cell>
          <table:table-cell/>
          <table:table-cell office:value-type="float" office:value="9074801" calcext:value-type="float">
            <text:p>9074801</text:p>
          </table:table-cell>
          <table:table-cell table:number-columns-repeated="3"/>
          <table:table-cell table:formula="of:=([.C4]+[.C16]+[.C28]+[.C40]+[.C52])/5" office:value-type="float" office:value="1746178.6" calcext:value-type="float">
            <text:p>1746178.6</text:p>
          </table:table-cell>
          <table:table-cell/>
          <table:table-cell table:formula="of:=([.E4]+[.E16]+[.E28]+[.E40]+[.E52])/5" office:value-type="float" office:value="9074729" calcext:value-type="float">
            <text:p>9074729</text:p>
          </table:table-cell>
          <table:table-cell/>
          <table:table-cell table:formula="of:=[.A4]" office:value-type="float" office:value="3" calcext:value-type="float">
            <text:p>3</text:p>
          </table:table-cell>
          <table:table-cell table:formula="of:=[.I4]/1000000" office:value-type="float" office:value="1.7461786" calcext:value-type="float">
            <text:p>1.7461786</text:p>
          </table:table-cell>
          <table:table-cell table:formula="of:=[.K4]/1000000" office:value-type="float" office:value="9.074729" calcext:value-type="float">
            <text:p>9.07472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1449" calcext:value-type="float">
            <text:p>0.21449</text:p>
          </table:table-cell>
          <table:table-cell table:number-columns-repeated="1006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1490749" calcext:value-type="float">
            <text:p>1490749</text:p>
          </table:table-cell>
          <table:table-cell/>
          <table:table-cell office:value-type="float" office:value="8062508" calcext:value-type="float">
            <text:p>8062508</text:p>
          </table:table-cell>
          <table:table-cell table:number-columns-repeated="3"/>
          <table:table-cell table:formula="of:=([.C5]+[.C17]+[.C29]+[.C41]+[.C53])/5" office:value-type="float" office:value="1461364.8" calcext:value-type="float">
            <text:p>1461364.8</text:p>
          </table:table-cell>
          <table:table-cell/>
          <table:table-cell table:formula="of:=([.E5]+[.E17]+[.E29]+[.E41]+[.E53])/5" office:value-type="float" office:value="8269167.2" calcext:value-type="float">
            <text:p>8269167.2</text:p>
          </table:table-cell>
          <table:table-cell/>
          <table:table-cell table:formula="of:=[.A5]" office:value-type="float" office:value="4" calcext:value-type="float">
            <text:p>4</text:p>
          </table:table-cell>
          <table:table-cell table:formula="of:=[.I5]/1000000" office:value-type="float" office:value="1.4613648" calcext:value-type="float">
            <text:p>1.4613648</text:p>
          </table:table-cell>
          <table:table-cell table:formula="of:=[.K5]/1000000" office:value-type="float" office:value="8.2691672" calcext:value-type="float">
            <text:p>8.26916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2787" calcext:value-type="float">
            <text:p>0.22787</text:p>
          </table:table-cell>
          <table:table-cell table:number-columns-repeated="1006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410532" calcext:value-type="float">
            <text:p>1410532</text:p>
          </table:table-cell>
          <table:table-cell/>
          <table:table-cell office:value-type="float" office:value="8413383" calcext:value-type="float">
            <text:p>8413383</text:p>
          </table:table-cell>
          <table:table-cell table:number-columns-repeated="3"/>
          <table:table-cell table:formula="of:=([.C6]+[.C18]+[.C30]+[.C42]+[.C54])/5" office:value-type="float" office:value="1476016.2" calcext:value-type="float">
            <text:p>1476016.2</text:p>
          </table:table-cell>
          <table:table-cell/>
          <table:table-cell table:formula="of:=([.E6]+[.E18]+[.E30]+[.E42]+[.E54])/5" office:value-type="float" office:value="8318024.6" calcext:value-type="float">
            <text:p>8318024.6</text:p>
          </table:table-cell>
          <table:table-cell/>
          <table:table-cell table:formula="of:=[.A6]" office:value-type="float" office:value="5" calcext:value-type="float">
            <text:p>5</text:p>
          </table:table-cell>
          <table:table-cell table:formula="of:=[.I6]/1000000" office:value-type="float" office:value="1.4760162" calcext:value-type="float">
            <text:p>1.4760162</text:p>
          </table:table-cell>
          <table:table-cell table:formula="of:=[.K6]/1000000" office:value-type="float" office:value="8.3180246" calcext:value-type="float">
            <text:p>8.31802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2863" calcext:value-type="float">
            <text:p>0.22863</text:p>
          </table:table-cell>
          <table:table-cell table:number-columns-repeated="1006"/>
        </table:table-row>
        <table:table-row table:style-name="ro2">
          <table:table-cell table:number-columns-repeated="8"/>
          <table:table-cell table:formula="of:=([.C7]+[.C19]+[.C31]+[.C43]+[.C55])/5" office:value-type="float" office:value="0" calcext:value-type="float">
            <text:p>0</text:p>
          </table:table-cell>
          <table:table-cell/>
          <table:table-cell table:formula="of:=([.E7]+[.E19]+[.E31]+[.E43]+[.E55])/5" office:value-type="float" office:value="0" calcext:value-type="float">
            <text:p>0</text:p>
          </table:table-cell>
          <table:table-cell/>
          <table:table-cell table:formula="of:=[.A7]" office:value-type="float" office:value="0" calcext:value-type="float">
            <text:p>0</text:p>
          </table:table-cell>
          <table:table-cell table:formula="of:=[.I7]/1000000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formula="of:=([.C8]+[.C20]+[.C32]+[.C44]+[.C56])/5" office:value-type="float" office:value="0" calcext:value-type="float">
            <text:p>0</text:p>
          </table:table-cell>
          <table:table-cell/>
          <table:table-cell table:formula="of:=([.E8]+[.E20]+[.E32]+[.E44]+[.E56])/5" office:value-type="float" office:value="0" calcext:value-type="float">
            <text:p>0</text:p>
          </table:table-cell>
          <table:table-cell/>
          <table:table-cell table:formula="of:=[.A8]" office:value-type="float" office:value="0" calcext:value-type="float">
            <text:p>0</text:p>
          </table:table-cell>
          <table:table-cell table:formula="of:=[.I8]/1000000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formula="of:=([.C9]+[.C21]+[.C33]+[.C45]+[.C57])/5" office:value-type="float" office:value="0" calcext:value-type="float">
            <text:p>0</text:p>
          </table:table-cell>
          <table:table-cell/>
          <table:table-cell table:formula="of:=([.E9]+[.E21]+[.E33]+[.E45]+[.E57])/5" office:value-type="float" office:value="0" calcext:value-type="float">
            <text:p>0</text:p>
          </table:table-cell>
          <table:table-cell/>
          <table:table-cell table:formula="of:=[.A9]" office:value-type="float" office:value="0" calcext:value-type="float">
            <text:p>0</text:p>
          </table:table-cell>
          <table:table-cell table:formula="of:=[.I9]/1000000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formula="of:=([.C10]+[.C22]+[.C34]+[.C46]+[.C58])/5" office:value-type="float" office:value="0" calcext:value-type="float">
            <text:p>0</text:p>
          </table:table-cell>
          <table:table-cell/>
          <table:table-cell table:formula="of:=([.E10]+[.E22]+[.E34]+[.E46]+[.E58])/5" office:value-type="float" office:value="0" calcext:value-type="float">
            <text:p>0</text:p>
          </table:table-cell>
          <table:table-cell/>
          <table:table-cell table:formula="of:=[.A10]" office:value-type="float" office:value="0" calcext:value-type="float">
            <text:p>0</text:p>
          </table:table-cell>
          <table:table-cell table:formula="of:=[.I10]/1000000" office:value-type="float" office:value="0" calcext:value-type="float">
            <text:p>0</text:p>
          </table:table-cell>
          <table:table-cell table:formula="of:=[.K1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formula="of:=([.C11]+[.C23]+[.C35]+[.C47]+[.C59])/5" office:value-type="float" office:value="0" calcext:value-type="float">
            <text:p>0</text:p>
          </table:table-cell>
          <table:table-cell/>
          <table:table-cell table:formula="of:=([.E11]+[.E23]+[.E35]+[.E47]+[.E59])/5" office:value-type="float" office:value="0" calcext:value-type="float">
            <text:p>0</text:p>
          </table:table-cell>
          <table:table-cell/>
          <table:table-cell table:formula="of:=[.A11]" office:value-type="float" office:value="0" calcext:value-type="float">
            <text:p>0</text:p>
          </table:table-cell>
          <table:table-cell table:formula="of:=[.I11]/1000000" office:value-type="float" office:value="0" calcext:value-type="float">
            <text:p>0</text:p>
          </table:table-cell>
          <table:table-cell table:formula="of:=[.K11]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119900" calcext:value-type="float">
            <text:p>4119900</text:p>
          </table:table-cell>
          <table:table-cell/>
          <table:table-cell office:value-type="float" office:value="11810170" calcext:value-type="float">
            <text:p>11810170</text:p>
          </table:table-cell>
          <table:table-cell table:number-columns-repeated="2"/>
          <table:table-cell office:value-type="string" calcext:value-type="string">
            <text:p>CONFIANÇA</text:p>
          </table:table-cell>
          <table:table-cell table:formula="of:=(SQRT((POWER([.C2]-[.I2];2)+POWER([.C14]-[.I2];2)+POWER([.C26]-[.I2];2)+POWER([.C38]-[.I2];2)+POWER([.C50]-[.I2];2))/5))/[.I2]*100" office:value-type="float" office:value="0.615382536595278" calcext:value-type="float">
            <text:p>0.6153825366</text:p>
          </table:table-cell>
          <table:table-cell/>
          <table:table-cell table:formula="of:=(SQRT((POWER([.E2]-[.K2];2)+POWER([.E14]-[.K2];2)+POWER([.E26]-[.K2];2)+POWER([.E38]-[.K2];2)+POWER([.E50]-[.K2];2))/5))/[.K2]*100" office:value-type="float" office:value="0.585314685786946" calcext:value-type="float">
            <text:p>0.5853146858</text:p>
          </table:table-cell>
          <table:table-cell/>
          <table:table-cell table:formula="of:=[.A14]" office:value-type="float" office:value="1" calcext:value-type="float">
            <text:p>1</text:p>
          </table:table-cell>
          <table:table-cell table:formula="of:=[.I14]" office:value-type="float" office:value="0.615382536595278" calcext:value-type="float">
            <text:p>0.6153825366</text:p>
          </table:table-cell>
          <table:table-cell table:formula="of:=[.K14]" office:value-type="float" office:value="0.585314685786946" calcext:value-type="float">
            <text:p>0.5853146858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405793" calcext:value-type="float">
            <text:p>2405793</text:p>
          </table:table-cell>
          <table:table-cell/>
          <table:table-cell office:value-type="float" office:value="10357546" calcext:value-type="float">
            <text:p>10357546</text:p>
          </table:table-cell>
          <table:table-cell table:number-columns-repeated="3"/>
          <table:table-cell table:formula="of:=(SQRT((POWER([.C3]-[.I3];2)+POWER([.C15]-[.I3];2)+POWER([.C27]-[.I3];2)+POWER([.C39]-[.I3];2)+POWER([.C51]-[.I3];2))/5))/[.I3]*100" office:value-type="float" office:value="1.25210155945493" calcext:value-type="float">
            <text:p>1.2521015595</text:p>
          </table:table-cell>
          <table:table-cell/>
          <table:table-cell table:formula="of:=(SQRT((POWER([.E3]-[.K3];2)+POWER([.E15]-[.K3];2)+POWER([.E27]-[.K3];2)+POWER([.E39]-[.K3];2)+POWER([.E51]-[.K3];2))/5))/[.K3]*100" office:value-type="float" office:value="0.52064285269612" calcext:value-type="float">
            <text:p>0.5206428527</text:p>
          </table:table-cell>
          <table:table-cell/>
          <table:table-cell table:formula="of:=[.A15]" office:value-type="float" office:value="2" calcext:value-type="float">
            <text:p>2</text:p>
          </table:table-cell>
          <table:table-cell table:formula="of:=[.I15]" office:value-type="float" office:value="1.25210155945493" calcext:value-type="float">
            <text:p>1.2521015595</text:p>
          </table:table-cell>
          <table:table-cell table:formula="of:=[.K15]" office:value-type="float" office:value="0.52064285269612" calcext:value-type="float">
            <text:p>0.5206428527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762340" calcext:value-type="float">
            <text:p>1762340</text:p>
          </table:table-cell>
          <table:table-cell/>
          <table:table-cell office:value-type="float" office:value="8962729" calcext:value-type="float">
            <text:p>8962729</text:p>
          </table:table-cell>
          <table:table-cell table:number-columns-repeated="3"/>
          <table:table-cell table:formula="of:=(SQRT((POWER([.C4]-[.I4];2)+POWER([.C16]-[.I4];2)+POWER([.C28]-[.I4];2)+POWER([.C40]-[.I4];2)+POWER([.C52]-[.I4];2))/5))/[.I4]*100" office:value-type="float" office:value="0.64552148810376" calcext:value-type="float">
            <text:p>0.6455214881</text:p>
          </table:table-cell>
          <table:table-cell/>
          <table:table-cell table:formula="of:=(SQRT((POWER([.E4]-[.K4];2)+POWER([.E16]-[.K4];2)+POWER([.E28]-[.K4];2)+POWER([.E40]-[.K4];2)+POWER([.E52]-[.K4];2))/5))/[.K4]*100" office:value-type="float" office:value="0.734889981354375" calcext:value-type="float">
            <text:p>0.7348899814</text:p>
          </table:table-cell>
          <table:table-cell/>
          <table:table-cell table:formula="of:=[.A16]" office:value-type="float" office:value="3" calcext:value-type="float">
            <text:p>3</text:p>
          </table:table-cell>
          <table:table-cell table:formula="of:=[.I16]" office:value-type="float" office:value="0.64552148810376" calcext:value-type="float">
            <text:p>0.6455214881</text:p>
          </table:table-cell>
          <table:table-cell table:formula="of:=[.K16]" office:value-type="float" office:value="0.734889981354375" calcext:value-type="float">
            <text:p>0.7348899814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1473654" calcext:value-type="float">
            <text:p>1473654</text:p>
          </table:table-cell>
          <table:table-cell/>
          <table:table-cell office:value-type="float" office:value="8582543" calcext:value-type="float">
            <text:p>8582543</text:p>
          </table:table-cell>
          <table:table-cell table:number-columns-repeated="3"/>
          <table:table-cell table:formula="of:=(SQRT((POWER([.C5]-[.I5];2)+POWER([.C17]-[.I5];2)+POWER([.C29]-[.I5];2)+POWER([.C41]-[.I5];2)+POWER([.C53]-[.I5];2))/5))/[.I5]*100" office:value-type="float" office:value="1.46043880870639" calcext:value-type="float">
            <text:p>1.4604388087</text:p>
          </table:table-cell>
          <table:table-cell/>
          <table:table-cell table:formula="of:=(SQRT((POWER([.E5]-[.K5];2)+POWER([.E17]-[.K5];2)+POWER([.E29]-[.K5];2)+POWER([.E41]-[.K5];2)+POWER([.E53]-[.K5];2))/5))/[.K5]*100" office:value-type="float" office:value="2.19541436944364" calcext:value-type="float">
            <text:p>2.1954143694</text:p>
          </table:table-cell>
          <table:table-cell/>
          <table:table-cell table:formula="of:=[.A17]" office:value-type="float" office:value="4" calcext:value-type="float">
            <text:p>4</text:p>
          </table:table-cell>
          <table:table-cell table:formula="of:=[.I17]" office:value-type="float" office:value="1.46043880870639" calcext:value-type="float">
            <text:p>1.4604388087</text:p>
          </table:table-cell>
          <table:table-cell table:formula="of:=[.K17]" office:value-type="float" office:value="2.19541436944364" calcext:value-type="float">
            <text:p>2.1954143694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537738" calcext:value-type="float">
            <text:p>1537738</text:p>
          </table:table-cell>
          <table:table-cell/>
          <table:table-cell office:value-type="float" office:value="8545576" calcext:value-type="float">
            <text:p>8545576</text:p>
          </table:table-cell>
          <table:table-cell table:number-columns-repeated="3"/>
          <table:table-cell table:formula="of:=(SQRT((POWER([.C6]-[.I6];2)+POWER([.C18]-[.I6];2)+POWER([.C30]-[.I6];2)+POWER([.C42]-[.I6];2)+POWER([.C54]-[.I6];2))/5))/[.I6]*100" office:value-type="float" office:value="2.97834439442234" calcext:value-type="float">
            <text:p>2.9783443944</text:p>
          </table:table-cell>
          <table:table-cell/>
          <table:table-cell table:formula="of:=(SQRT((POWER([.E6]-[.K6];2)+POWER([.E18]-[.K6];2)+POWER([.E30]-[.K6];2)+POWER([.E42]-[.K6];2)+POWER([.E54]-[.K6];2))/5))/[.K6]*100" office:value-type="float" office:value="1.7147025546112" calcext:value-type="float">
            <text:p>1.7147025546</text:p>
          </table:table-cell>
          <table:table-cell/>
          <table:table-cell table:formula="of:=[.A18]" office:value-type="float" office:value="5" calcext:value-type="float">
            <text:p>5</text:p>
          </table:table-cell>
          <table:table-cell table:formula="of:=[.I18]" office:value-type="float" office:value="2.97834439442234" calcext:value-type="float">
            <text:p>2.9783443944</text:p>
          </table:table-cell>
          <table:table-cell table:formula="of:=[.K18]" office:value-type="float" office:value="1.7147025546112" calcext:value-type="float">
            <text:p>1.7147025546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formula="of:=(SQRT((POWER([.C7]-[.I7];2)+POWER([.C19]-[.I7];2)+POWER([.C31]-[.I7];2)+POWER([.C43]-[.I7];2)+POWER([.C55]-[.I7];2))/5))/[.I7]*100" office:value-type="string" office:string-value="#DIV/0!" calcext:value-type="error">
            <text:p>#DIV/0!</text:p>
          </table:table-cell>
          <table:table-cell/>
          <table:table-cell table:formula="of:=(SQRT((POWER([.E7]-[.K7];2)+POWER([.E19]-[.K7];2)+POWER([.E31]-[.K7];2)+POWER([.E43]-[.K7];2)+POWER([.E55]-[.K7];2))/5))/[.K7]*100" office:value-type="string" office:string-value="#DIV/0!" calcext:value-type="error">
            <text:p>#DIV/0!</text:p>
          </table:table-cell>
          <table:table-cell/>
          <table:table-cell table:formula="of:=[.A19]" office:value-type="float" office:value="0" calcext:value-type="float">
            <text:p>0</text:p>
          </table:table-cell>
          <table:table-cell table:formula="of:=[.I19]" office:value-type="string" office:string-value="#DIV/0!" calcext:value-type="error">
            <text:p>#DIV/0!</text:p>
          </table:table-cell>
          <table:table-cell table:formula="of:=[.K19]" office:value-type="string" office:string-value="#DIV/0!" calcext:value-type="error">
            <text:p>#DIV/0!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formula="of:=(SQRT((POWER([.C8]-[.I8];2)+POWER([.C20]-[.I8];2)+POWER([.C32]-[.I8];2)+POWER([.C44]-[.I8];2)+POWER([.C56]-[.I8];2))/5))/[.I8]*100" office:value-type="string" office:string-value="#DIV/0!" calcext:value-type="error">
            <text:p>#DIV/0!</text:p>
          </table:table-cell>
          <table:table-cell/>
          <table:table-cell table:formula="of:=(SQRT((POWER([.E8]-[.K8];2)+POWER([.E20]-[.K8];2)+POWER([.E32]-[.K8];2)+POWER([.E44]-[.K8];2)+POWER([.E56]-[.K8];2))/5))/[.K8]*100" office:value-type="string" office:string-value="#DIV/0!" calcext:value-type="error">
            <text:p>#DIV/0!</text:p>
          </table:table-cell>
          <table:table-cell/>
          <table:table-cell table:formula="of:=[.A20]" office:value-type="float" office:value="0" calcext:value-type="float">
            <text:p>0</text:p>
          </table:table-cell>
          <table:table-cell table:formula="of:=[.I20]" office:value-type="string" office:string-value="#DIV/0!" calcext:value-type="error">
            <text:p>#DIV/0!</text:p>
          </table:table-cell>
          <table:table-cell table:formula="of:=[.K20]" office:value-type="string" office:string-value="#DIV/0!" calcext:value-type="error">
            <text:p>#DIV/0!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formula="of:=(SQRT((POWER([.C9]-[.I9];2)+POWER([.C21]-[.I9];2)+POWER([.C33]-[.I9];2)+POWER([.C45]-[.I9];2)+POWER([.C57]-[.I9];2))/5))/[.I9]*100" office:value-type="string" office:string-value="#DIV/0!" calcext:value-type="error">
            <text:p>#DIV/0!</text:p>
          </table:table-cell>
          <table:table-cell/>
          <table:table-cell table:formula="of:=(SQRT((POWER([.E9]-[.K9];2)+POWER([.E21]-[.K9];2)+POWER([.E33]-[.K9];2)+POWER([.E45]-[.K9];2)+POWER([.E57]-[.K9];2))/5))/[.K9]*100" office:value-type="string" office:string-value="#DIV/0!" calcext:value-type="error">
            <text:p>#DIV/0!</text:p>
          </table:table-cell>
          <table:table-cell/>
          <table:table-cell table:formula="of:=[.A21]" office:value-type="float" office:value="0" calcext:value-type="float">
            <text:p>0</text:p>
          </table:table-cell>
          <table:table-cell table:formula="of:=[.I21]" office:value-type="string" office:string-value="#DIV/0!" calcext:value-type="error">
            <text:p>#DIV/0!</text:p>
          </table:table-cell>
          <table:table-cell table:formula="of:=[.K21]" office:value-type="string" office:string-value="#DIV/0!" calcext:value-type="error">
            <text:p>#DIV/0!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formula="of:=(SQRT((POWER([.C10]-[.I10];2)+POWER([.C22]-[.I10];2)+POWER([.C34]-[.I10];2)+POWER([.C46]-[.I10];2)+POWER([.C58]-[.I10];2))/5))/[.I10]*100" office:value-type="string" office:string-value="#DIV/0!" calcext:value-type="error">
            <text:p>#DIV/0!</text:p>
          </table:table-cell>
          <table:table-cell/>
          <table:table-cell table:formula="of:=(SQRT((POWER([.E10]-[.K10];2)+POWER([.E22]-[.K10];2)+POWER([.E34]-[.K10];2)+POWER([.E46]-[.K10];2)+POWER([.E58]-[.K10];2))/5))/[.K10]*100" office:value-type="string" office:string-value="#DIV/0!" calcext:value-type="error">
            <text:p>#DIV/0!</text:p>
          </table:table-cell>
          <table:table-cell/>
          <table:table-cell table:formula="of:=[.A22]" office:value-type="float" office:value="0" calcext:value-type="float">
            <text:p>0</text:p>
          </table:table-cell>
          <table:table-cell table:formula="of:=[.I22]" office:value-type="string" office:string-value="#DIV/0!" calcext:value-type="error">
            <text:p>#DIV/0!</text:p>
          </table:table-cell>
          <table:table-cell table:formula="of:=[.K22]" office:value-type="string" office:string-value="#DIV/0!" calcext:value-type="error">
            <text:p>#DIV/0!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formula="of:=(SQRT((POWER([.C11]-[.I11];2)+POWER([.C23]-[.I11];2)+POWER([.C35]-[.I11];2)+POWER([.C47]-[.I11];2)+POWER([.C59]-[.I11];2))/5))/[.I11]*100" office:value-type="string" office:string-value="#DIV/0!" calcext:value-type="error">
            <text:p>#DIV/0!</text:p>
          </table:table-cell>
          <table:table-cell/>
          <table:table-cell table:formula="of:=(SQRT((POWER([.E11]-[.K11];2)+POWER([.E23]-[.K11];2)+POWER([.E35]-[.K11];2)+POWER([.E47]-[.K11];2)+POWER([.E59]-[.K11];2))/5))/[.K11]*100" office:value-type="string" office:string-value="#DIV/0!" calcext:value-type="error">
            <text:p>#DIV/0!</text:p>
          </table:table-cell>
          <table:table-cell/>
          <table:table-cell table:formula="of:=[.A23]" office:value-type="float" office:value="0" calcext:value-type="float">
            <text:p>0</text:p>
          </table:table-cell>
          <table:table-cell table:formula="of:=[.I23]" office:value-type="string" office:string-value="#DIV/0!" calcext:value-type="error">
            <text:p>#DIV/0!</text:p>
          </table:table-cell>
          <table:table-cell table:formula="of:=[.K23]" office:value-type="string" office:string-value="#DIV/0!" calcext:value-type="error">
            <text:p>#DIV/0!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177430" calcext:value-type="float">
            <text:p>4177430</text:p>
          </table:table-cell>
          <table:table-cell/>
          <table:table-cell office:value-type="float" office:value="11993102" calcext:value-type="float">
            <text:p>11993102</text:p>
          </table:table-cell>
          <table:table-cell table:number-columns-repeated="2"/>
          <table:table-cell office:value-type="string" calcext:value-type="string">
            <text:p>speedup</text:p>
          </table:table-cell>
          <table:table-cell table:formula="of:=[.I$2]/[.I2]" office:value-type="float" office:value="1" calcext:value-type="float">
            <text:p>1</text:p>
          </table:table-cell>
          <table:table-cell/>
          <table:table-cell table:formula="of:=[.K$2]/[.K2]" office:value-type="float" office:value="1" calcext:value-type="float">
            <text:p>1</text:p>
          </table:table-cell>
          <table:table-cell/>
          <table:table-cell table:formula="of:=[.A26]" office:value-type="float" office:value="1" calcext:value-type="float">
            <text:p>1</text:p>
          </table:table-cell>
          <table:table-cell table:formula="of:=[.I26]" office:value-type="float" office:value="1" calcext:value-type="float">
            <text:p>1</text:p>
          </table:table-cell>
          <table:table-cell table:formula="of:=[.K26]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446020" calcext:value-type="float">
            <text:p>2446020</text:p>
          </table:table-cell>
          <table:table-cell/>
          <table:table-cell office:value-type="float" office:value="10452444" calcext:value-type="float">
            <text:p>10452444</text:p>
          </table:table-cell>
          <table:table-cell table:number-columns-repeated="3"/>
          <table:table-cell table:formula="of:=[.I$2]/[.I3]" office:value-type="float" office:value="1.69874801963424" calcext:value-type="float">
            <text:p>1.6987480196</text:p>
          </table:table-cell>
          <table:table-cell/>
          <table:table-cell table:formula="of:=[.K$2]/[.K3]" office:value-type="float" office:value="1.13928491107407" calcext:value-type="float">
            <text:p>1.1392849111</text:p>
          </table:table-cell>
          <table:table-cell/>
          <table:table-cell table:formula="of:=[.A27]" office:value-type="float" office:value="2" calcext:value-type="float">
            <text:p>2</text:p>
          </table:table-cell>
          <table:table-cell table:formula="of:=[.I27]" office:value-type="float" office:value="1.69874801963424" calcext:value-type="float">
            <text:p>1.6987480196</text:p>
          </table:table-cell>
          <table:table-cell table:formula="of:=[.K27]" office:value-type="float" office:value="1.13928491107407" calcext:value-type="float">
            <text:p>1.1392849111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743194" calcext:value-type="float">
            <text:p>1743194</text:p>
          </table:table-cell>
          <table:table-cell/>
          <table:table-cell office:value-type="float" office:value="9082991" calcext:value-type="float">
            <text:p>9082991</text:p>
          </table:table-cell>
          <table:table-cell table:number-columns-repeated="3"/>
          <table:table-cell table:formula="of:=[.I$2]/[.I4]" office:value-type="float" office:value="2.3795729715162" calcext:value-type="float">
            <text:p>2.3795729715</text:p>
          </table:table-cell>
          <table:table-cell/>
          <table:table-cell table:formula="of:=[.K$2]/[.K4]" office:value-type="float" office:value="1.30636227263646" calcext:value-type="float">
            <text:p>1.3063622726</text:p>
          </table:table-cell>
          <table:table-cell/>
          <table:table-cell table:formula="of:=[.A28]" office:value-type="float" office:value="3" calcext:value-type="float">
            <text:p>3</text:p>
          </table:table-cell>
          <table:table-cell table:formula="of:=[.I28]" office:value-type="float" office:value="2.3795729715162" calcext:value-type="float">
            <text:p>2.3795729715</text:p>
          </table:table-cell>
          <table:table-cell table:formula="of:=[.K28]" office:value-type="float" office:value="1.30636227263646" calcext:value-type="float">
            <text:p>1.3063622726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1468623" calcext:value-type="float">
            <text:p>1468623</text:p>
          </table:table-cell>
          <table:table-cell/>
          <table:table-cell office:value-type="float" office:value="8331099" calcext:value-type="float">
            <text:p>8331099</text:p>
          </table:table-cell>
          <table:table-cell table:number-columns-repeated="3"/>
          <table:table-cell table:formula="of:=[.I$2]/[.I5]" office:value-type="float" office:value="2.84334164884771" calcext:value-type="float">
            <text:p>2.8433416488</text:p>
          </table:table-cell>
          <table:table-cell/>
          <table:table-cell table:formula="of:=[.K$2]/[.K5]" office:value-type="float" office:value="1.43362485160537" calcext:value-type="float">
            <text:p>1.4336248516</text:p>
          </table:table-cell>
          <table:table-cell/>
          <table:table-cell table:formula="of:=[.A29]" office:value-type="float" office:value="4" calcext:value-type="float">
            <text:p>4</text:p>
          </table:table-cell>
          <table:table-cell table:formula="of:=[.I29]" office:value-type="float" office:value="2.84334164884771" calcext:value-type="float">
            <text:p>2.8433416488</text:p>
          </table:table-cell>
          <table:table-cell table:formula="of:=[.K29]" office:value-type="float" office:value="1.43362485160537" calcext:value-type="float">
            <text:p>1.4336248516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501403" calcext:value-type="float">
            <text:p>1501403</text:p>
          </table:table-cell>
          <table:table-cell/>
          <table:table-cell office:value-type="float" office:value="8214867" calcext:value-type="float">
            <text:p>8214867</text:p>
          </table:table-cell>
          <table:table-cell table:number-columns-repeated="3"/>
          <table:table-cell table:formula="of:=[.I$2]/[.I6]" office:value-type="float" office:value="2.81511774735264" calcext:value-type="float">
            <text:p>2.8151177474</text:p>
          </table:table-cell>
          <table:table-cell/>
          <table:table-cell table:formula="of:=[.K$2]/[.K6]" office:value-type="float" office:value="1.42520420052617" calcext:value-type="float">
            <text:p>1.4252042005</text:p>
          </table:table-cell>
          <table:table-cell/>
          <table:table-cell table:formula="of:=[.A30]" office:value-type="float" office:value="5" calcext:value-type="float">
            <text:p>5</text:p>
          </table:table-cell>
          <table:table-cell table:formula="of:=[.I30]" office:value-type="float" office:value="2.81511774735264" calcext:value-type="float">
            <text:p>2.8151177474</text:p>
          </table:table-cell>
          <table:table-cell table:formula="of:=[.K30]" office:value-type="float" office:value="1.42520420052617" calcext:value-type="float">
            <text:p>1.4252042005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formula="of:=[.I$2]/[.I7]" office:value-type="string" office:string-value="#DIV/0!" calcext:value-type="error">
            <text:p>#DIV/0!</text:p>
          </table:table-cell>
          <table:table-cell/>
          <table:table-cell table:formula="of:=[.K$2]/[.K7]" office:value-type="string" office:string-value="#DIV/0!" calcext:value-type="error">
            <text:p>#DIV/0!</text:p>
          </table:table-cell>
          <table:table-cell/>
          <table:table-cell table:formula="of:=[.A31]" office:value-type="float" office:value="0" calcext:value-type="float">
            <text:p>0</text:p>
          </table:table-cell>
          <table:table-cell table:formula="of:=[.I31]" office:value-type="string" office:string-value="#DIV/0!" calcext:value-type="error">
            <text:p>#DIV/0!</text:p>
          </table:table-cell>
          <table:table-cell table:formula="of:=[.K31]" office:value-type="string" office:string-value="#DIV/0!" calcext:value-type="error">
            <text:p>#DIV/0!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formula="of:=[.I$2]/[.I8]" office:value-type="string" office:string-value="#DIV/0!" calcext:value-type="error">
            <text:p>#DIV/0!</text:p>
          </table:table-cell>
          <table:table-cell/>
          <table:table-cell table:formula="of:=[.K$2]/[.K8]" office:value-type="string" office:string-value="#DIV/0!" calcext:value-type="error">
            <text:p>#DIV/0!</text:p>
          </table:table-cell>
          <table:table-cell/>
          <table:table-cell table:formula="of:=[.A32]" office:value-type="float" office:value="0" calcext:value-type="float">
            <text:p>0</text:p>
          </table:table-cell>
          <table:table-cell table:formula="of:=[.I32]" office:value-type="string" office:string-value="#DIV/0!" calcext:value-type="error">
            <text:p>#DIV/0!</text:p>
          </table:table-cell>
          <table:table-cell table:formula="of:=[.K32]" office:value-type="string" office:string-value="#DIV/0!" calcext:value-type="error">
            <text:p>#DIV/0!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formula="of:=[.I$2]/[.I9]" office:value-type="string" office:string-value="#DIV/0!" calcext:value-type="error">
            <text:p>#DIV/0!</text:p>
          </table:table-cell>
          <table:table-cell/>
          <table:table-cell table:formula="of:=[.K$2]/[.K9]" office:value-type="string" office:string-value="#DIV/0!" calcext:value-type="error">
            <text:p>#DIV/0!</text:p>
          </table:table-cell>
          <table:table-cell/>
          <table:table-cell table:formula="of:=[.A33]" office:value-type="float" office:value="0" calcext:value-type="float">
            <text:p>0</text:p>
          </table:table-cell>
          <table:table-cell table:formula="of:=[.I33]" office:value-type="string" office:string-value="#DIV/0!" calcext:value-type="error">
            <text:p>#DIV/0!</text:p>
          </table:table-cell>
          <table:table-cell table:formula="of:=[.K33]" office:value-type="string" office:string-value="#DIV/0!" calcext:value-type="error">
            <text:p>#DIV/0!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formula="of:=[.I$2]/[.I10]" office:value-type="string" office:string-value="#DIV/0!" calcext:value-type="error">
            <text:p>#DIV/0!</text:p>
          </table:table-cell>
          <table:table-cell/>
          <table:table-cell table:formula="of:=[.K$2]/[.K10]" office:value-type="string" office:string-value="#DIV/0!" calcext:value-type="error">
            <text:p>#DIV/0!</text:p>
          </table:table-cell>
          <table:table-cell/>
          <table:table-cell table:formula="of:=[.A34]" office:value-type="float" office:value="0" calcext:value-type="float">
            <text:p>0</text:p>
          </table:table-cell>
          <table:table-cell table:formula="of:=[.I34]" office:value-type="string" office:string-value="#DIV/0!" calcext:value-type="error">
            <text:p>#DIV/0!</text:p>
          </table:table-cell>
          <table:table-cell table:formula="of:=[.K34]" office:value-type="string" office:string-value="#DIV/0!" calcext:value-type="error">
            <text:p>#DIV/0!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formula="of:=[.I$2]/[.I11]" office:value-type="string" office:string-value="#DIV/0!" calcext:value-type="error">
            <text:p>#DIV/0!</text:p>
          </table:table-cell>
          <table:table-cell/>
          <table:table-cell table:formula="of:=[.K$2]/[.K11]" office:value-type="string" office:string-value="#DIV/0!" calcext:value-type="error">
            <text:p>#DIV/0!</text:p>
          </table:table-cell>
          <table:table-cell/>
          <table:table-cell table:formula="of:=[.A35]" office:value-type="float" office:value="0" calcext:value-type="float">
            <text:p>0</text:p>
          </table:table-cell>
          <table:table-cell table:formula="of:=[.I35]" office:value-type="string" office:string-value="#DIV/0!" calcext:value-type="error">
            <text:p>#DIV/0!</text:p>
          </table:table-cell>
          <table:table-cell table:formula="of:=[.K35]" office:value-type="string" office:string-value="#DIV/0!" calcext:value-type="error">
            <text:p>#DIV/0!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176933" calcext:value-type="float">
            <text:p>4176933</text:p>
          </table:table-cell>
          <table:table-cell/>
          <table:table-cell office:value-type="float" office:value="11818872" calcext:value-type="float">
            <text:p>11818872</text:p>
          </table:table-cell>
          <table:table-cell table:number-columns-repeated="2"/>
          <table:table-cell office:value-type="string" calcext:value-type="string">
            <text:p>eficiência</text:p>
          </table:table-cell>
          <table:table-cell table:formula="of:=[.I26]/[.A38]" office:value-type="float" office:value="1" calcext:value-type="float">
            <text:p>1</text:p>
          </table:table-cell>
          <table:table-cell/>
          <table:table-cell table:formula="of:=[.K26]/[.A38]" office:value-type="float" office:value="1" calcext:value-type="float">
            <text:p>1</text:p>
          </table:table-cell>
          <table:table-cell/>
          <table:table-cell table:formula="of:=[.A38]" office:value-type="float" office:value="1" calcext:value-type="float">
            <text:p>1</text:p>
          </table:table-cell>
          <table:table-cell table:formula="of:=[.I38]" office:value-type="float" office:value="1" calcext:value-type="float">
            <text:p>1</text:p>
          </table:table-cell>
          <table:table-cell table:formula="of:=[.K38]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484756" calcext:value-type="float">
            <text:p>2484756</text:p>
          </table:table-cell>
          <table:table-cell/>
          <table:table-cell office:value-type="float" office:value="10324818" calcext:value-type="float">
            <text:p>10324818</text:p>
          </table:table-cell>
          <table:table-cell table:number-columns-repeated="3"/>
          <table:table-cell table:formula="of:=[.I27]/[.A39]" office:value-type="float" office:value="0.849374009817119" calcext:value-type="float">
            <text:p>0.8493740098</text:p>
          </table:table-cell>
          <table:table-cell/>
          <table:table-cell table:formula="of:=[.K27]/[.A39]" office:value-type="float" office:value="0.569642455537036" calcext:value-type="float">
            <text:p>0.5696424555</text:p>
          </table:table-cell>
          <table:table-cell/>
          <table:table-cell table:formula="of:=[.A39]" office:value-type="float" office:value="2" calcext:value-type="float">
            <text:p>2</text:p>
          </table:table-cell>
          <table:table-cell table:formula="of:=[.I39]" office:value-type="float" office:value="0.849374009817119" calcext:value-type="float">
            <text:p>0.8493740098</text:p>
          </table:table-cell>
          <table:table-cell table:formula="of:=[.K39]" office:value-type="float" office:value="0.569642455537036" calcext:value-type="float">
            <text:p>0.5696424555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727748" calcext:value-type="float">
            <text:p>1727748</text:p>
          </table:table-cell>
          <table:table-cell/>
          <table:table-cell office:value-type="float" office:value="9172669" calcext:value-type="float">
            <text:p>9172669</text:p>
          </table:table-cell>
          <table:table-cell table:number-columns-repeated="3"/>
          <table:table-cell table:formula="of:=[.I28]/[.A40]" office:value-type="float" office:value="0.7931909905054" calcext:value-type="float">
            <text:p>0.7931909905</text:p>
          </table:table-cell>
          <table:table-cell/>
          <table:table-cell table:formula="of:=[.K28]/[.A40]" office:value-type="float" office:value="0.43545409087882" calcext:value-type="float">
            <text:p>0.4354540909</text:p>
          </table:table-cell>
          <table:table-cell/>
          <table:table-cell table:formula="of:=[.A40]" office:value-type="float" office:value="3" calcext:value-type="float">
            <text:p>3</text:p>
          </table:table-cell>
          <table:table-cell table:formula="of:=[.I40]" office:value-type="float" office:value="0.7931909905054" calcext:value-type="float">
            <text:p>0.7931909905</text:p>
          </table:table-cell>
          <table:table-cell table:formula="of:=[.K40]" office:value-type="float" office:value="0.43545409087882" calcext:value-type="float">
            <text:p>0.4354540909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1434331" calcext:value-type="float">
            <text:p>1434331</text:p>
          </table:table-cell>
          <table:table-cell/>
          <table:table-cell office:value-type="float" office:value="8238784" calcext:value-type="float">
            <text:p>8238784</text:p>
          </table:table-cell>
          <table:table-cell table:number-columns-repeated="3"/>
          <table:table-cell table:formula="of:=[.I29]/[.A41]" office:value-type="float" office:value="0.710835412211927" calcext:value-type="float">
            <text:p>0.7108354122</text:p>
          </table:table-cell>
          <table:table-cell/>
          <table:table-cell table:formula="of:=[.K29]/[.A41]" office:value-type="float" office:value="0.358406212901343" calcext:value-type="float">
            <text:p>0.3584062129</text:p>
          </table:table-cell>
          <table:table-cell/>
          <table:table-cell table:formula="of:=[.A41]" office:value-type="float" office:value="4" calcext:value-type="float">
            <text:p>4</text:p>
          </table:table-cell>
          <table:table-cell table:formula="of:=[.I41]" office:value-type="float" office:value="0.710835412211927" calcext:value-type="float">
            <text:p>0.7108354122</text:p>
          </table:table-cell>
          <table:table-cell table:formula="of:=[.K41]" office:value-type="float" office:value="0.358406212901343" calcext:value-type="float">
            <text:p>0.3584062129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446674" calcext:value-type="float">
            <text:p>1446674</text:p>
          </table:table-cell>
          <table:table-cell/>
          <table:table-cell office:value-type="float" office:value="8263175" calcext:value-type="float">
            <text:p>8263175</text:p>
          </table:table-cell>
          <table:table-cell table:number-columns-repeated="3"/>
          <table:table-cell table:formula="of:=[.I30]/[.A42]" office:value-type="float" office:value="0.563023549470527" calcext:value-type="float">
            <text:p>0.5630235495</text:p>
          </table:table-cell>
          <table:table-cell/>
          <table:table-cell table:formula="of:=[.K30]/[.A42]" office:value-type="float" office:value="0.285040840105234" calcext:value-type="float">
            <text:p>0.2850408401</text:p>
          </table:table-cell>
          <table:table-cell/>
          <table:table-cell table:formula="of:=[.A42]" office:value-type="float" office:value="5" calcext:value-type="float">
            <text:p>5</text:p>
          </table:table-cell>
          <table:table-cell table:formula="of:=[.I42]" office:value-type="float" office:value="0.563023549470527" calcext:value-type="float">
            <text:p>0.5630235495</text:p>
          </table:table-cell>
          <table:table-cell table:formula="of:=[.K42]" office:value-type="float" office:value="0.285040840105234" calcext:value-type="float">
            <text:p>0.2850408401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formula="of:=[.I31]/[.A43]" office:value-type="string" office:string-value="#DIV/0!" calcext:value-type="error">
            <text:p>#DIV/0!</text:p>
          </table:table-cell>
          <table:table-cell/>
          <table:table-cell table:formula="of:=[.K31]/[.A43]" office:value-type="string" office:string-value="#DIV/0!" calcext:value-type="error">
            <text:p>#DIV/0!</text:p>
          </table:table-cell>
          <table:table-cell/>
          <table:table-cell table:formula="of:=[.A43]" office:value-type="float" office:value="0" calcext:value-type="float">
            <text:p>0</text:p>
          </table:table-cell>
          <table:table-cell table:formula="of:=[.I43]" office:value-type="string" office:string-value="#DIV/0!" calcext:value-type="error">
            <text:p>#DIV/0!</text:p>
          </table:table-cell>
          <table:table-cell table:formula="of:=[.K43]" office:value-type="string" office:string-value="#DIV/0!" calcext:value-type="error">
            <text:p>#DIV/0!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formula="of:=[.I32]/[.A44]" office:value-type="string" office:string-value="#DIV/0!" calcext:value-type="error">
            <text:p>#DIV/0!</text:p>
          </table:table-cell>
          <table:table-cell/>
          <table:table-cell table:formula="of:=[.K32]/[.A44]" office:value-type="string" office:string-value="#DIV/0!" calcext:value-type="error">
            <text:p>#DIV/0!</text:p>
          </table:table-cell>
          <table:table-cell/>
          <table:table-cell table:formula="of:=[.A44]" office:value-type="float" office:value="0" calcext:value-type="float">
            <text:p>0</text:p>
          </table:table-cell>
          <table:table-cell table:formula="of:=[.I44]" office:value-type="string" office:string-value="#DIV/0!" calcext:value-type="error">
            <text:p>#DIV/0!</text:p>
          </table:table-cell>
          <table:table-cell table:formula="of:=[.K44]" office:value-type="string" office:string-value="#DIV/0!" calcext:value-type="error">
            <text:p>#DIV/0!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formula="of:=[.I33]/[.A45]" office:value-type="string" office:string-value="#DIV/0!" calcext:value-type="error">
            <text:p>#DIV/0!</text:p>
          </table:table-cell>
          <table:table-cell/>
          <table:table-cell table:formula="of:=[.K33]/[.A45]" office:value-type="string" office:string-value="#DIV/0!" calcext:value-type="error">
            <text:p>#DIV/0!</text:p>
          </table:table-cell>
          <table:table-cell/>
          <table:table-cell table:formula="of:=[.A45]" office:value-type="float" office:value="0" calcext:value-type="float">
            <text:p>0</text:p>
          </table:table-cell>
          <table:table-cell table:formula="of:=[.I45]" office:value-type="string" office:string-value="#DIV/0!" calcext:value-type="error">
            <text:p>#DIV/0!</text:p>
          </table:table-cell>
          <table:table-cell table:formula="of:=[.K45]" office:value-type="string" office:string-value="#DIV/0!" calcext:value-type="error">
            <text:p>#DIV/0!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formula="of:=[.I34]/[.A46]" office:value-type="string" office:string-value="#DIV/0!" calcext:value-type="error">
            <text:p>#DIV/0!</text:p>
          </table:table-cell>
          <table:table-cell/>
          <table:table-cell table:formula="of:=[.K34]/[.A46]" office:value-type="string" office:string-value="#DIV/0!" calcext:value-type="error">
            <text:p>#DIV/0!</text:p>
          </table:table-cell>
          <table:table-cell/>
          <table:table-cell table:formula="of:=[.A46]" office:value-type="float" office:value="0" calcext:value-type="float">
            <text:p>0</text:p>
          </table:table-cell>
          <table:table-cell table:formula="of:=[.I46]" office:value-type="string" office:string-value="#DIV/0!" calcext:value-type="error">
            <text:p>#DIV/0!</text:p>
          </table:table-cell>
          <table:table-cell table:formula="of:=[.K46]" office:value-type="string" office:string-value="#DIV/0!" calcext:value-type="error">
            <text:p>#DIV/0!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formula="of:=[.I35]/[.A47]" office:value-type="string" office:string-value="#DIV/0!" calcext:value-type="error">
            <text:p>#DIV/0!</text:p>
          </table:table-cell>
          <table:table-cell/>
          <table:table-cell table:formula="of:=[.K35]/[.A47]" office:value-type="string" office:string-value="#DIV/0!" calcext:value-type="error">
            <text:p>#DIV/0!</text:p>
          </table:table-cell>
          <table:table-cell/>
          <table:table-cell table:formula="of:=[.A47]" office:value-type="float" office:value="0" calcext:value-type="float">
            <text:p>0</text:p>
          </table:table-cell>
          <table:table-cell table:formula="of:=[.I47]" office:value-type="string" office:string-value="#DIV/0!" calcext:value-type="error">
            <text:p>#DIV/0!</text:p>
          </table:table-cell>
          <table:table-cell table:formula="of:=[.K47]" office:value-type="string" office:string-value="#DIV/0!" calcext:value-type="error">
            <text:p>#DIV/0!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173320" calcext:value-type="float">
            <text:p>4173320</text:p>
          </table:table-cell>
          <table:table-cell/>
          <table:table-cell office:value-type="float" office:value="11822933" calcext:value-type="float">
            <text:p>11822933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418728" calcext:value-type="float">
            <text:p>2418728</text:p>
          </table:table-cell>
          <table:table-cell/>
          <table:table-cell office:value-type="float" office:value="10434100" calcext:value-type="float">
            <text:p>10434100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751224" calcext:value-type="float">
            <text:p>1751224</text:p>
          </table:table-cell>
          <table:table-cell/>
          <table:table-cell office:value-type="float" office:value="9080455" calcext:value-type="float">
            <text:p>9080455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1439467" calcext:value-type="float">
            <text:p>1439467</text:p>
          </table:table-cell>
          <table:table-cell/>
          <table:table-cell office:value-type="float" office:value="8130902" calcext:value-type="float">
            <text:p>8130902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483734" calcext:value-type="float">
            <text:p>1483734</text:p>
          </table:table-cell>
          <table:table-cell/>
          <table:table-cell office:value-type="float" office:value="8153122" calcext:value-type="float">
            <text:p>8153122</text:p>
          </table:table-cell>
          <table:table-cell table:number-columns-repeated="1019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 style:data-style-name="N2" text:time-value="0000-00-00T00:00:01.045878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ias </meta:initial-creator>
    <meta:creation-date>2014-10-29T16:52:11.540663035</meta:creation-date>
    <dc:date>2014-10-30T00:52:37.148899305</dc:date>
    <dc:creator>Jeremias </dc:creator>
    <meta:editing-duration>P0D</meta:editing-duration>
    <meta:editing-cycles>3</meta:editing-cycles>
    <meta:generator>LibreOffice/4.1.3.2$Linux_X86_64 LibreOffice_project/410m0$Build-2</meta:generator>
    <meta:document-statistic meta:table-count="1" meta:cell-count="295" meta:object-count="0"/>
  </office:meta>
</office:document-meta>
</file>